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6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15">2. </text:span><text:a xlink:type="simple" xlink:href="#_vyhbfp4t666x" text:style-name="Index_20_Link" text:visited-style-name="Index_20_Link"><text:span text:style-name="T9">Entrega “Caso práctico 1”</text:span></text:a><text:span text:style-name="T9"><text:tab/>3</text:span></text:p>
          <text:p text:style-name="P13"><text:span text:style-name="T15">3. </text:span><text:a xlink:type="simple" xlink:href="#_ow4x0s724zlg" text:style-name="Index_20_Link" text:visited-style-name="Index_20_Link"><text:span text:style-name="T9">Entrega “Caso práctico 2”</text:span></text:a><text:span text:style-name="T9"><text:tab/>3</text:span></text:p>
          <text:p text:style-name="P14"><text:span text:style-name="T15">4. </text:span><text:a xlink:type="simple" xlink:href="#_zer127gbm0zw" text:style-name="Index_20_Link" text:visited-style-name="Index_20_Link"><text:span text:style-name="T9">Entrega “Caso práctico 3”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6">UD06. Actividades entregables</text:span></text:p>
      <text:list xml:id="list1453710830" text:style-name="WWNum1">
        <text:list-item>
          <text:p text:style-name="P24"><text:bookmark text:name="_dbh0n1vac4c8"/>Introducción</text:p>
        </text:list-item>
      </text:list>
      <text:p text:style-name="P10">En esta unidad debes entregar un PDF/ODT <text:span text:style-name="T19">donde elijas 2 de los 3 casos prácticos</text:span> y demuestres su realización. A continuación indicamos que entregar en cada uno de los casos prácticos.</text:p>
      <text:p text:style-name="P10"/>
      <text:p text:style-name="P9"><text:span text:style-name="T12"><text:s/>❕</text:span><text:span text:style-name="T13"> </text:span><text:span text:style-name="T11">Atención:</text:span> por si tu mente se lo ha saltado… <text:span text:style-name="T11">¡ Solo 2 de los 3 casos prácticos !</text:span> :)</text:p>
      <text:list xml:id="list90302169108576" text:continue-numbering="true" text:style-name="WWNum1">
        <text:list-item>
          <text:p text:style-name="P24"><text:bookmark text:name="_vyhbfp4t666x"/><text:soft-page-break/>Entrega “Caso práctico 1”</text:p>
        </text:list-item>
      </text:list>
      <text:p text:style-name="P10">Adjunta una captura donde se muestre que has lanzado “<text:span text:style-name="T20">Docker Compose</text:span>” y Wordpress funciona <text:s/>tras ello.</text:p>
      <text:list xml:id="list90303966171474" text:continue-numbering="true" text:style-name="WWNum1">
        <text:list-item>
          <text:p text:style-name="P24"><text:bookmark text:name="_ow4x0s724zlg"/>Entrega “Caso práctico 2”</text:p>
        </text:list-item>
      </text:list>
      <text:p text:style-name="P10">Adjunta una captura donde se muestre que has lanzado “<text:span text:style-name="T20">Docker Compose</text:span>”, creado la aplicación Django y que dicha aplicación está funcionando.</text:p>
      <text:list xml:id="list90303047782247" text:continue-numbering="true" text:style-name="WWNum1">
        <text:list-item>
          <text:p text:style-name="P24"><text:bookmark text:name="_zer127gbm0zw"/>Entrega “Caso práctico 3”</text:p>
        </text:list-item>
      </text:list>
      <text:p text:style-name="P10">Adjunta una captura donde se muestre que con “<text:span text:style-name="T20">Docker Compose</text:span>” has lanzado el servicio escalando los servidores Apache y ver que se sirven correctamente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Actividades entregables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8" meta:word-count="253" meta:character-count="1552" meta:non-whitespace-character-count="1321"/>
    <meta:generator>LibreOfficeDev/6.0.5.2$Linux_X86_64 LibreOffice_project/</meta:generator>
  </office:meta>
</office:document-meta>
</file>